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6pt" style:font-size-asian="16pt" style:font-size-complex="16pt"/>
    </style:style>
    <style:style style:name="P2" style:family="paragraph" style:parent-style-name="Standard">
      <style:text-properties style:font-name="Comic Sans MS" fo:font-size="14pt" style:font-size-asian="14pt" style:font-size-complex="14pt"/>
    </style:style>
    <style:style style:name="P3" style:family="paragraph" style:parent-style-name="Standard">
      <style:text-properties style:font-name="Comic Sans MS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style:font-name="Comic Sans MS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5" style:family="paragraph" style:parent-style-name="Standard">
      <style:text-properties style:font-name="Comic Sans MS" fo:font-size="14pt" fo:font-style="normal" style:text-underline-style="none" style:font-size-asian="14pt" style:font-style-asian="normal" style:font-size-complex="14pt" style:font-style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p text:style-name="P1"><text:tab/><text:tab/><text:tab/><text:tab/><text:tab/><text:span text:style-name="T1">Angular JS</text:span></text:p>
      <text:p text:style-name="P1"/>
      <text:p text:style-name="P3">Framework Javascript :</text:p>
      <text:p text:style-name="P3"/>
      <text:p text:style-name="P2">Cadre de développement dans lequel nous disposons d'outils nous permettant de gagner du temps sur notre développement.</text:p>
      <text:p text:style-name="P1"/>
      <text:p text:style-name="P4">MVC :</text:p>
      <text:p text:style-name="P4"/>
      <text:p text:style-name="P5">Modèle (base de données), vue (html), Contrôleur qui nous permet de faire le lien entre els deux.</text:p>
      <text:p text:style-name="P5"/>
      <text:p text:style-name="P4">MVVM :</text:p>
      <text:p text:style-name="P4"/>
      <text:p text:style-name="P5">« Modèle Vue Vue Modèle » ; <text:s/>l'interaction se fait de manière automatique sans le biais du contrôleur. </text:p>
      <text:p text:style-name="P5"/>
      <text:p text:style-name="P4">SPA :</text:p>
      <text:p text:style-name="P5">Single Page Application,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0" meta:word-count="66" meta:character-count="398"/>
    <dc:date>2017-05-09T09:43:55.73</dc:date>
    <meta:generator>OpenOffice/4.1.3$Win32 OpenOffice.org_project/413m1$Build-9783</meta:generator>
  </office:meta>
</office:document-meta>
</file>